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ae1e4" officeooo:paragraph-rsid="00348f68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2dc3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8f6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15459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6e28a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22dc3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3c400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8f68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bd15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52742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8f68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ae1e4" officeooo:paragraph-rsid="0034bd15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8660c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cf3bd" fo:background-color="#ffffff" style:font-size-asian="10p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0c33" fo:background-color="#ffffff" style:font-size-asian="10pt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2cf3bd" officeooo:paragraph-rsid="002e9b74" fo:background-color="#ffffff" style:font-size-asian="10pt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italic" fo:font-weight="normal" officeooo:rsid="0030102f" officeooo:paragraph-rsid="0030102f" fo:background-color="#ffffff" style:font-size-asian="10pt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1pt" fo:font-style="italic" officeooo:rsid="0034bd15" officeooo:paragraph-rsid="0035274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15459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57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58" style:family="paragraph" style:parent-style-name="Standard">
      <style:text-properties fo:font-size="11pt" officeooo:rsid="001ae1e4" officeooo:paragraph-rsid="003b1c7e" style:font-size-asian="11pt" style:font-size-complex="11pt"/>
    </style:style>
    <style:style style:name="P59" style:family="paragraph" style:parent-style-name="Standard">
      <style:text-properties style:font-name="Monospace1" fo:font-size="10pt" officeooo:rsid="001ae1e4" officeooo:paragraph-rsid="00389375" style:font-size-asian="10pt" style:font-size-complex="10pt"/>
    </style:style>
    <style:style style:name="P60" style:family="paragraph" style:parent-style-name="Standard">
      <style:text-properties style:font-name="Monospace1" fo:font-size="10pt" fo:font-weight="bold" officeooo:rsid="001ae1e4" officeooo:paragraph-rsid="00389375" style:font-size-asian="10pt" style:font-weight-asian="bold" style:font-size-complex="10pt" style:font-weight-complex="bold"/>
    </style:style>
    <style:style style:name="P61" style:family="paragraph" style:parent-style-name="Standard">
      <style:text-properties style:font-name="Monospace1" fo:font-size="10pt" fo:font-style="italic" officeooo:rsid="001ae1e4" officeooo:paragraph-rsid="00389375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break-before="page"/>
      <style:text-properties fo:font-size="11pt" officeooo:rsid="001ae1e4" officeooo:paragraph-rsid="00322dc3" style:font-size-asian="11pt" style:font-size-complex="11pt"/>
    </style:style>
    <style:style style:name="P63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64" style:family="paragraph" style:parent-style-name="Standard">
      <style:paragraph-properties fo:break-before="page"/>
      <style:text-properties fo:font-size="11pt" officeooo:rsid="001ae1e4" officeooo:paragraph-rsid="0035dc53" style:font-size-asian="11pt" style:font-size-complex="11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5dc53" style:font-size-asian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66424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67419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81a41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b55d6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367419" officeooo:paragraph-rsid="00367419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9375" style:font-weight-asian="bold" style:font-weight-complex="bold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officeooo:rsid="0020004d" style:font-size-asian="10pt"/>
    </style:style>
    <style:style style:name="T5" style:family="text">
      <style:text-properties style:font-name="Monospace" fo:font-size="10pt" officeooo:rsid="0020cd18" style:font-size-asian="10pt"/>
    </style:style>
    <style:style style:name="T6" style:family="text">
      <style:text-properties style:font-name="Monospace" fo:font-size="10pt" officeooo:rsid="00254fb3" style:font-size-asian="10pt"/>
    </style:style>
    <style:style style:name="T7" style:family="text">
      <style:text-properties style:font-name="Monospace" fo:font-size="10pt" officeooo:rsid="0026a2d9" style:font-size-asian="10pt"/>
    </style:style>
    <style:style style:name="T8" style:family="text">
      <style:text-properties style:font-name="Monospace" fo:font-size="10pt" officeooo:rsid="0022f6bb" style:font-size-asian="10pt"/>
    </style:style>
    <style:style style:name="T9" style:family="text">
      <style:text-properties style:font-name="Monospace" fo:font-size="10pt" officeooo:rsid="0028660c" style:font-size-asian="10pt"/>
    </style:style>
    <style:style style:name="T10" style:family="text">
      <style:text-properties style:font-name="Monospace" fo:font-size="10pt" officeooo:rsid="00322dc3" style:font-size-asian="10pt"/>
    </style:style>
    <style:style style:name="T11" style:family="text">
      <style:text-properties style:font-name="Monospace" fo:font-size="10pt" officeooo:rsid="0033c400" style:font-size-asian="10pt"/>
    </style:style>
    <style:style style:name="T12" style:family="text">
      <style:text-properties style:font-name="Monospace" fo:font-size="10pt" officeooo:rsid="00348f68" style:font-size-asian="10pt"/>
    </style:style>
    <style:style style:name="T13" style:family="text">
      <style:text-properties style:font-name="Monospace" fo:font-size="10pt" officeooo:rsid="0035dc53" style:font-size-asian="10pt"/>
    </style:style>
    <style:style style:name="T14" style:family="text">
      <style:text-properties style:font-name="Monospace" fo:font-size="10pt" officeooo:rsid="00369118" style:font-size-asian="10pt"/>
    </style:style>
    <style:style style:name="T15" style:family="text">
      <style:text-properties style:font-name="Monospace" fo:font-size="10pt" fo:font-weight="bold" style:font-size-asian="10pt" style:font-weight-asian="bold" style:font-weight-complex="bold"/>
    </style:style>
    <style:style style:name="T16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7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8" style:family="text">
      <style:text-properties style:font-name="Monospace" fo:font-size="10pt" fo:font-style="italic" style:font-size-asian="10pt" style:font-style-asian="italic" style:font-style-complex="italic"/>
    </style:style>
    <style:style style:name="T19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20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21" style:family="text">
      <style:text-properties style:font-name="Monospace" fo:font-size="10pt" fo:font-style="italic" officeooo:rsid="00322dc3" style:font-size-asian="10pt" style:font-style-asian="italic" style:font-style-complex="italic"/>
    </style:style>
    <style:style style:name="T22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23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24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25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30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31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32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33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34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5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6" style:family="text">
      <style:text-properties style:font-name="Monospace" fo:font-size="10pt" fo:background-color="#ffffff" loext:char-shading-value="0" style:font-size-asian="10pt"/>
    </style:style>
    <style:style style:name="T37" style:family="text">
      <style:text-properties style:font-name="Monospace" fo:font-size="10pt" officeooo:rsid="0020cd18" fo:background-color="#ffffff" loext:char-shading-value="0" style:font-size-asian="10pt"/>
    </style:style>
    <style:style style:name="T38" style:family="text">
      <style:text-properties style:font-name="Monospace" fo:font-size="10pt" officeooo:rsid="002e9b74" fo:background-color="#ffffff" loext:char-shading-value="0" style:font-size-asian="10pt"/>
    </style:style>
    <style:style style:name="T39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Ubuntu" fo:font-size="10pt" officeooo:rsid="0020cd18" style:font-size-asian="10pt"/>
    </style:style>
    <style:style style:name="T41" style:family="text">
      <style:text-properties style:font-name="Monospace1"/>
    </style:style>
    <style:style style:name="T42" style:family="text">
      <style:text-properties style:font-name="Monospace1" fo:font-size="10pt" officeooo:rsid="0020cd18" style:font-size-asian="10pt"/>
    </style:style>
    <style:style style:name="T43" style:family="text">
      <style:text-properties style:font-name="Monospace1" fo:font-size="10pt" officeooo:rsid="00254fb3" style:font-size-asian="10pt"/>
    </style:style>
    <style:style style:name="T44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45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6" style:family="text">
      <style:text-properties style:font-name="Monospace1" officeooo:rsid="002b5a76"/>
    </style:style>
    <style:style style:name="T47" style:family="text">
      <style:text-properties style:font-name="Monospace1" officeooo:rsid="002e0c33"/>
    </style:style>
    <style:style style:name="T48" style:family="text">
      <style:text-properties style:font-name="Monospace1" officeooo:rsid="002e9b74"/>
    </style:style>
    <style:style style:name="T49" style:family="text">
      <style:text-properties officeooo:rsid="002b5a76"/>
    </style:style>
    <style:style style:name="T50" style:family="text">
      <style:text-properties fo:font-size="10pt" style:font-size-asian="10pt"/>
    </style:style>
    <style:style style:name="T51" style:family="text">
      <style:text-properties fo:font-size="10pt" officeooo:rsid="0030102f" style:font-size-asian="10pt" style:font-size-complex="10pt"/>
    </style:style>
    <style:style style:name="T52" style:family="text">
      <style:text-properties fo:font-size="10pt" officeooo:rsid="0033c400" style:font-size-asian="10pt"/>
    </style:style>
    <style:style style:name="T53" style:family="text">
      <style:text-properties fo:font-size="10pt" officeooo:rsid="0035dc53" style:font-size-asian="10pt"/>
    </style:style>
    <style:style style:name="T54" style:family="text">
      <style:text-properties officeooo:rsid="002de96c"/>
    </style:style>
    <style:style style:name="T55" style:family="text">
      <style:text-properties officeooo:rsid="002e0c33"/>
    </style:style>
    <style:style style:name="T56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9" style:family="text">
      <style:text-properties fo:font-style="italic" officeooo:rsid="001ae1e4" style:font-style-asian="italic" style:font-size-complex="10pt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34bd15" style:font-style-asian="italic" style:font-style-complex="italic"/>
    </style:style>
    <style:style style:name="T62" style:family="text">
      <style:text-properties fo:font-style="italic" officeooo:rsid="001ae1e4" style:font-style-asian="italic" style:font-style-complex="italic"/>
    </style:style>
    <style:style style:name="T63" style:family="text">
      <style:text-properties fo:font-style="italic" officeooo:rsid="00348f68" style:font-style-asian="italic" style:font-style-complex="italic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officeooo:rsid="00322dc3"/>
    </style:style>
    <style:style style:name="T66" style:family="text">
      <style:text-properties officeooo:rsid="0033c400"/>
    </style:style>
    <style:style style:name="T67" style:family="text">
      <style:text-properties officeooo:rsid="00348f68"/>
    </style:style>
    <style:style style:name="T68" style:family="text">
      <style:text-properties fo:font-size="11pt" fo:font-style="normal" officeooo:rsid="001ae1e4" style:font-size-asian="11pt" style:font-style-asian="normal" style:font-size-complex="11pt" style:font-style-complex="normal"/>
    </style:style>
    <style:style style:name="T69" style:family="text">
      <style:text-properties fo:font-size="11pt" fo:font-style="normal" officeooo:rsid="00352742" style:font-size-asian="11pt" style:font-style-asian="normal" style:font-size-complex="11pt" style:font-style-complex="normal"/>
    </style:style>
    <style:style style:name="T70" style:family="text">
      <style:text-properties officeooo:rsid="001ae1e4" style:font-size-complex="10pt"/>
    </style:style>
    <style:style style:name="T71" style:family="text">
      <style:text-properties officeooo:rsid="00322dc3" style:font-size-complex="10pt"/>
    </style:style>
    <style:style style:name="T72" style:family="text">
      <style:text-properties officeooo:rsid="0034bd15" style:font-size-complex="10pt"/>
    </style:style>
    <style:style style:name="T73" style:family="text">
      <style:text-properties officeooo:rsid="0035dc53"/>
    </style:style>
    <style:style style:name="T74" style:family="text">
      <style:text-properties officeooo:rsid="0035dc53" style:font-size-complex="11pt"/>
    </style:style>
    <style:style style:name="T75" style:family="text">
      <style:text-properties officeooo:rsid="00366424"/>
    </style:style>
    <style:style style:name="T76" style:family="text">
      <style:text-properties officeooo:rsid="00367419"/>
    </style:style>
    <style:style style:name="T77" style:family="text">
      <style:text-properties officeooo:rsid="00381a41"/>
    </style:style>
    <style:style style:name="T78" style:family="text">
      <style:text-properties officeooo:rsid="00383bd8"/>
    </style:style>
    <style:style style:name="T79" style:family="text">
      <style:text-properties fo:font-weight="normal" officeooo:rsid="00389375" style:font-weight-asian="normal" style:font-weight-complex="normal"/>
    </style:style>
    <style:style style:name="T80" style:family="text">
      <style:text-properties officeooo:rsid="003b1c7e"/>
    </style:style>
    <style:style style:name="T81" style:family="text">
      <style:text-properties officeooo:rsid="003b5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58"><text:tab/><text:span text:style-name="T80">posx: </text:span>[Villageois] → <text:span text:style-name="T80">int</text:span></text:p>
      <text:p text:style-name="P58"><text:span text:style-name="T80"><text:tab/>posy: </text:span>[Villageois] → <text:span text:style-name="T80">int</text:span>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5">service </text:span><text:span text:style-name="T3">: MoteurJeu</text:span></text:p>
      <text:p text:style-name="P6"><text:span text:style-name="T15">types</text:span><text:span text:style-name="T3"> : enum RESULTAT{GAGNE, PERDU},</text:span></text:p>
      <text:p text:style-name="P15">enum COMMANDE{RIEN, DEPLACER, ENTRERMINE, ENTRERHOTELVILLE}</text:p>
      <text:p text:style-name="P33">observators :</text:p>
      <text:p text:style-name="P6"><text:span text:style-name="T3"><text:tab/></text:span><text:span text:style-name="T15">const</text:span><text:span text:style-name="T3"> largeurTerrain : [MoteurJeu] → int</text:span></text:p>
      <text:p text:style-name="P6"><text:span text:style-name="T3"><text:tab/></text:span><text:span text:style-name="T15">const</text:span><text:span text:style-name="T3"> hauteurTerrain : [MoteurJeu] → int</text:span></text:p>
      <text:p text:style-name="P6"><text:span text:style-name="T3"><text:tab/></text:span><text:span text:style-name="T15">const</text:span><text:span text:style-name="T3"> maxPasJeu : [MoteurJeu] → int</text:span></text:p>
      <text:p text:style-name="P15"><text:tab/>pasJeuCourant : [MoteurJeu] → int</text:p>
      <text:p text:style-name="P15"><text:tab/>estFini : [MoteurJeu] → boolean</text:p>
      <text:p text:style-name="P15"><text:tab/>resultatFinal : [MoteurJeu] → RESULTAT</text:p>
      <text:p text:style-name="P15"><text:tab/><text:tab/>pre resultatFinal(M) require estFini(M)</text:p>
      <text:p text:style-name="P6"><text:span text:style-name="T3"><text:tab/></text:span><text:span text:style-name="T15">const</text:span><text:span text:style-name="T3"> </text:span><text:span text:style-name="T18">numeroesVillageois</text:span><text:span text:style-name="T3"> : </text:span><text:span text:style-name="T18">[MoteurJeu] → Set&lt;int&gt;</text:span></text:p>
      <text:p text:style-name="P15"><text:tab/>getVillageois : [MoteurJeu] × int → Villageois</text:p>
      <text:p text:style-name="P15"><text:tab/><text:tab/>pre getVillageois(M,num) require num ∈ numeroesVillageois(M,num)</text:p>
      <text:p text:style-name="P6"><text:span text:style-name="T3"><text:tab/></text:span><text:span text:style-name="T18">positionVillageoisX</text:span><text:span text:style-name="T3"> : </text:span><text:span text:style-name="T18">[MoteurJeu] × int → int</text:span></text:p>
      <text:p text:style-name="P8"><text:span text:style-name="T3"><text:tab/><text:tab/></text:span><text:span text:style-name="T22">pre</text:span><text:span text:style-name="T3"> positionVillageoisX(M,num) </text:span><text:span text:style-name="T22">require </text:span></text:p>
      <text:p text:style-name="P16"><text:tab/><text:tab/><text:tab/>num ∈ numeroesVillageois(M,num)</text:p>
      <text:p text:style-name="P6"><text:span text:style-name="T3"><text:tab/></text:span><text:span text:style-name="T18">positionVillageoisY</text:span><text:span text:style-name="T3"> : </text:span><text:span text:style-name="T18">[MoteurJeu] × int → int</text:span></text:p>
      <text:p text:style-name="P8"><text:span text:style-name="T3"><text:tab/><text:tab/></text:span><text:span text:style-name="T15">pre</text:span><text:span text:style-name="T3"> positionVillageoisY(M,num) </text:span><text:span text:style-name="T15">require</text:span><text:span text:style-name="T3"> </text:span></text:p>
      <text:p text:style-name="P16"><text:tab/><text:tab/><text:tab/>num ∈ numeroesVillageois(M,num)</text:p>
      <text:p text:style-name="P6"><text:span text:style-name="T3"><text:tab/></text:span><text:span text:style-name="T15">const</text:span><text:span text:style-name="T3"> </text:span><text:span text:style-name="T18">numeroesMine</text:span><text:span text:style-name="T3"> : </text:span><text:span text:style-name="T18">[MoteurJeu] → Set&lt;int&gt;</text:span></text:p>
      <text:p text:style-name="P15"><text:tab/>getMine : [MoteurJeu] × int → Mine</text:p>
      <text:p text:style-name="P8"><text:span text:style-name="T3"><text:tab/><text:tab/></text:span><text:span text:style-name="T15">pre</text:span><text:span text:style-name="T3"> getMine(M,num) </text:span><text:span text:style-name="T15">require</text:span><text:span text:style-name="T3"> </text:span></text:p>
      <text:p text:style-name="P8"><text:span text:style-name="T5"><text:tab/><text:tab/><text:tab/></text:span><text:span text:style-name="T3">num ∈ numeroesMine(M,num)</text:span></text:p>
      <text:p text:style-name="P6"><text:span text:style-name="T3"><text:tab/></text:span><text:span text:style-name="T15">const</text:span><text:span text:style-name="T3"> positionMineX : [MoteurJeu] × int → int</text:span></text:p>
      <text:p text:style-name="P15"><text:tab/><text:tab/>pre positionMineX(M,num) require num ∈ numeroesMine(M,num)</text:p>
      <text:p text:style-name="P6"><text:span text:style-name="T3"><text:tab/></text:span><text:span text:style-name="T15">const</text:span><text:span text:style-name="T3"> positionMineY : [MoteurJeu] × int → int</text:span></text:p>
      <text:p text:style-name="P15"><text:tab/><text:tab/>pre positionMineY(M,num) require num ∈ numeroesMine(M,num)</text:p>
      <text:p text:style-name="P15"><text:tab/>hotelDeVille : [MoteurJeu] → HôtelVille</text:p>
      <text:p text:style-name="P6"><text:span text:style-name="T3"><text:tab/></text:span><text:span text:style-name="T15">const</text:span><text:span text:style-name="T3"> positionHotelVilleX : [MoteurJeu] → int</text:span></text:p>
      <text:p text:style-name="P6"><text:span text:style-name="T3"><text:tab/></text:span><text:span text:style-name="T15">const</text:span><text:span text:style-name="T3"> positionHotelVilleY : [MoteurJeu] → int</text:span></text:p>
      <text:p text:style-name="P6"><text:span text:style-name="T3"><text:tab/></text:span><text:span text:style-name="T18">peutEntrer</text:span><text:span text:style-name="T3"> : [MoteurJeu] × int × int → boolean</text:span></text:p>
      <text:p text:style-name="P7"><text:span text:style-name="T3"><text:tab/><text:tab/></text:span><text:span text:style-name="T22">pre</text:span><text:span text:style-name="T3"> peutEntrer(M,numVillageois,numMine) </text:span><text:span text:style-name="T22">require</text:span><text:span text:style-name="T3"> </text:span></text:p>
      <text:p text:style-name="P17"><text:tab/><text:tab/><text:tab/>numVillageois ∈ numeroesVillageois(M,numVillageois) ∧ </text:p>
      <text:p text:style-name="P15"><text:tab/><text:tab/><text:tab/>numMine ∈ numeroesMine(M,numMine)</text:p>
      <text:p text:style-name="P6"><text:span text:style-name="T3"><text:tab/></text:span><text:span text:style-name="T18">peutEntrerHotelVille</text:span><text:span text:style-name="T3"> : </text:span><text:span text:style-name="T18">[MoteurJeu]</text:span><text:span text:style-name="T3"> × </text:span><text:span text:style-name="T18">int</text:span><text:span text:style-name="T3"> → </text:span><text:span text:style-name="T18">boolean</text:span></text:p>
      <text:p text:style-name="P7"><text:span text:style-name="T3"><text:tab/><text:tab/></text:span><text:span text:style-name="T22">pre</text:span><text:span text:style-name="T3"> peutEntrerHotelVille(M,numVillageois) </text:span><text:span text:style-name="T22">require</text:span><text:span text:style-name="T3"> </text:span></text:p>
      <text:p text:style-name="P17"><text:tab/><text:tab/><text:tab/>numVillageois ∈ numeroesVillageois(M,numVillageois)</text:p>
      <text:p text:style-name="P6"><text:span text:style-name="T15">Constructors</text:span><text:span text:style-name="T3"> :</text:span></text:p>
      <text:p text:style-name="P15"><text:tab/>init : int × int × int → [MoteurJeu]</text:p>
      <text:p text:style-name="P15"><text:tab/><text:tab/>pre init(largeur,hauteur,maxPas) require largeur≥ 600 ∧ hauteur≥ 400 ∧ maxPas≥ 0</text:p>
      <text:p text:style-name="P15">Operators :</text:p>
      <text:p text:style-name="P15"><text:tab/>pasJeu : [MoteurJeu] × COMMANDE × int × int → [MoteurJeu]</text:p>
      <text:p text:style-name="P15"><text:tab/><text:tab/>pre pasJeu(M,commmand,numVillgeois,argument) require</text:p>
      <text:p text:style-name="P15"><text:tab/><text:tab/><text:tab/><text:tab/><text:tab/><text:tab/>¬estFini(M)</text:p>
      <text:p text:style-name="P15"><text:tab/><text:tab/><text:tab/><text:tab/><text:tab/><text:tab/>command=DEPLACER ⇒ 0 ≤argument≤ 360</text:p>
      <text:p text:style-name="P15"><text:tab/><text:tab/><text:tab/><text:tab/><text:tab/><text:tab/>command=ENTRERMINE ⇒</text:p>
      <text:p text:style-name="P15"><text:tab/><text:tab/><text:tab/><text:tab/><text:tab/><text:tab/><text:tab/><text:tab/>argument∈numeroesMines(M)</text:p>
      <text:p text:style-name="P15"><text:tab/><text:tab/><text:tab/><text:tab/><text:tab/><text:tab/><text:tab/><text:tab/>peutEntrer(M,numVillageois,argument)</text:p>
      <text:p text:style-name="P15"><text:tab/><text:tab/><text:tab/><text:tab/><text:tab/><text:tab/>command=ENTRERHOTELVILLE ⇒peutEntrerHotelVille(M,numVillageois)</text:p>
      <text:p text:style-name="P15">Observations :</text:p>
      <text:p text:style-name="P17"><text:tab/></text:p>
      <text:p text:style-name="P7"/>
      <text:p text:style-name="P55"><text:tab/>[invariants]</text:p>
      <text:p text:style-name="P15"><text:tab/>0 ≤ pasJeuCourant(M) ≤ maxPasJeu(M)</text:p>
      <text:p text:style-name="P15"><text:tab/>estFini(M) min = HotelVille::orRestant(hotelDeVille(M)) ≥ 1664 ∨ pasJeuCourant(M)=maxPasJeu(M))</text:p>
      <text:p text:style-name="P15"><text:tab/>resultatFinal(M)=GAGNE ⇔ HotelVille::orRestant(hotelDeVille(M)) ≥ 1664</text:p>
      <text:p text:style-name="P15"><text:tab/>peutEntrer(M,numVillageois,numMine) min = distance(positionVillageoisX(M,numVillageois),positionVillageoisY(M,numVillageois),</text:p>
      <text:p text:style-name="P15"><text:tab/>positionMineX(M,numMine),positionMineY(M,numMine)) ≤ 51</text:p>
      <text:p text:style-name="P15"><text:tab/>peutEntrerHotelVille(M,numVillageois) min = distance(positionVillageoisX(M,numVillageois),positionVillageoisY(M,numVillageois),</text:p>
      <text:p text:style-name="P15"><text:tab/>positionHotelVilleX(M),positionHotelVilleY(M)) ≤ 51</text:p>
      <text:p text:style-name="P15"/>
      <text:p text:style-name="Operation"><text:span text:style-name="T3"><text:tab/></text:span><text:span text:style-name="T39">[init]</text:span></text:p>
      <text:p text:style-name="P15"><text:tab/>maxPasJeu(init(l,h,m))=m</text:p>
      <text:p text:style-name="P15"><text:tab/>pasJeuCourant(init(l,h,m))=0</text:p>
      <text:p text:style-name="P29"><text:tab/>largeurTerrain(init(l,h,m))=l</text:p>
      <text:p text:style-name="P29"><text:tab/>hauteurTerrain(init(l,h,m))=h</text:p>
      <text:p text:style-name="P29"><text:tab/>estFini(init(l,h,m))=False</text:p>
      <text:p text:style-name="P29"><text:tab/></text:p>
      <text:p text:style-name="P29"><text:tab/>// Initialisation Hotel de ville</text:p>
      <text:p text:style-name="P54"><text:span text:style-name="T3"><text:tab/>positionHotelVilleX( init(l,h,m) ) </text:span><text:span text:style-name="T27">&lt;= 51</text:span><text:span text:style-name="T36"> </text:span></text:p>
      <text:p text:style-name="P42"><text:tab/><text:span text:style-name="T3">positionHotelVille</text:span><text:span text:style-name="T4">Y( init(l,h,m) ) </text:span><text:span text:style-name="T25">&lt;= 51</text:span><text:span text:style-name="T4"> </text:span></text:p>
      <text:p text:style-name="P43"><text:span text:style-name="T4"><text:tab/>HotelVille</text:span><text:span text:style-name="T3">::</text:span><text:span text:style-name="T4">orRestant</text:span><text:span text:style-name="T3">( </text:span><text:span text:style-name="T4">getHotelVille</text:span><text:span text:style-name="T3">( </text:span><text:span text:style-name="T4">init(l,h,m) </text:span><text:span text:style-name="T3">) ) = </text:span><text:span text:style-name="T4">16</text:span></text:p>
      <text:p text:style-name="P43"/>
      <text:p text:style-name="P43"><text:span text:style-name="T4"><text:tab/>// </text:span><text:span text:style-name="T5">Initialisation Villageois</text:span></text:p>
      <text:p text:style-name="P44"><text:span text:style-name="T5"><text:tab/></text:span><text:span text:style-name="T16">\forall</text:span><text:span text:style-name="T5"> </text:span><text:span text:style-name="T19">numV</text:span><text:span text:style-name="T5"> </text:span><text:span text:style-name="T16">\in</text:span><text:span text:style-name="T5"> </text:span><text:span text:style-name="T25">numeroesVillageois:</text:span></text:p>
      <text:p text:style-name="P44"><text:span text:style-name="T25"><text:tab/><text:tab/> <text:s/>positionVillageoisY(M, numV) - </text:span><text:span text:style-name="T4">positionHotelVilleY</text:span><text:span text:style-name="T25">(M) &lt;= 51</text:span></text:p>
      <text:p text:style-name="P44"><text:span text:style-name="T4"><text:tab/> <text:s text:c="4"/><text:tab/></text:span><text:span text:style-name="T42">Ʌ</text:span><text:span text:style-name="T40"> <text:s/></text:span><text:span text:style-name="T25">positionVillageoisX(M, numV) - </text:span><text:span text:style-name="T4">positionHotelVille</text:span><text:span text:style-name="T5">X</text:span><text:span text:style-name="T25">(M) &lt;= 51</text:span></text:p>
      <text:p text:style-name="P44"><text:span text:style-name="T4"><text:s text:c="5"/><text:tab/> <text:s text:c="4"/><text:tab/></text:span><text:span text:style-name="T42">Ʌ </text:span><text:span text:style-name="T44">Villageois::</text:span><text:span text:style-name="T18">pointsDeVie</text:span><text:span text:style-name="T5">( getVillageois(M, numV) ) = 100</text:span></text:p>
      <text:p text:style-name="P44"><text:span text:style-name="T3"><text:tab/> <text:s text:c="3"/><text:tab/></text:span><text:span text:style-name="T42">Ʌ</text:span><text:span text:style-name="T3"> </text:span><text:span text:style-name="T44">Villageois::</text:span><text:span text:style-name="T19">quantiteOr</text:span><text:span text:style-name="T5">( getVillageois(M, numV) ) = 0</text:span></text:p>
      <text:p text:style-name="P45"><text:span text:style-name="T44"><text:tab/> <text:tab/></text:span><text:span text:style-name="T45">Ʌ</text:span><text:span text:style-name="T44"> Villageois::</text:span><text:span text:style-name="T3">estMort</text:span><text:span text:style-name="T5">( getVillageois(M, numV) ) = </text:span><text:span text:style-name="T8">False</text:span></text:p>
      <text:p text:style-name="P45"/>
      <text:p text:style-name="P46"><text:span text:style-name="T8"><text:tab/></text:span><text:span text:style-name="T4">// </text:span><text:span text:style-name="T5">Initialisation </text:span><text:span text:style-name="T6">Mines</text:span></text:p>
      <text:p text:style-name="P46"><text:span text:style-name="T5"><text:tab/></text:span><text:span text:style-name="T16">\forall</text:span><text:span text:style-name="T5"> </text:span><text:span text:style-name="T19">num</text:span><text:span text:style-name="T20">M</text:span><text:span text:style-name="T5"> </text:span><text:span text:style-name="T16">\in</text:span><text:span text:style-name="T5"> </text:span><text:span text:style-name="T19">numeroesMine</text:span><text:span text:style-name="T25">:</text:span></text:p>
      <text:p text:style-name="P46"><text:span text:style-name="T25"><text:tab/><text:tab/> <text:s/>position</text:span><text:span text:style-name="T26">Mine</text:span><text:span text:style-name="T25">Y(M, num</text:span><text:span text:style-name="T26">M</text:span><text:span text:style-name="T25">) &lt;= </text:span><text:span text:style-name="T26">largeurTerrain</text:span></text:p>
      <text:p text:style-name="P46"><text:span text:style-name="T4"><text:tab/> <text:s text:c="4"/><text:tab/></text:span><text:span text:style-name="T42">Ʌ</text:span><text:span text:style-name="T40"> <text:s/></text:span><text:span text:style-name="T25">position</text:span><text:span text:style-name="T26">Mine</text:span><text:span text:style-name="T25">X(M, num</text:span><text:span text:style-name="T26">M</text:span><text:span text:style-name="T25">) &lt;= </text:span><text:span text:style-name="T26">hauteurTerrain</text:span></text:p>
      <text:p text:style-name="P46"><text:span text:style-name="T4"><text:s text:c="5"/><text:tab/> <text:s text:c="4"/><text:tab/></text:span><text:span text:style-name="T42">Ʌ </text:span><text:span text:style-name="T43">Mine</text:span><text:span text:style-name="T44">::</text:span><text:span text:style-name="T20">estAbandonne</text:span><text:span text:style-name="T5">( getVillageois(M, numV) ) = </text:span><text:span text:style-name="T7">True</text:span></text:p>
      <text:p text:style-name="P14"/>
      <text:p text:style-name="P15"/>
      <text:p text:style-name="Operation"><text:span text:style-name="T3"><text:tab/></text:span><text:span text:style-name="T15">[pasJeu]</text:span></text:p>
      <text:p text:style-name="P15"><text:tab/>pasJeuCourant(pasJeu(M,c,numVillageois,arg))=pasJeuCourant(M)+1</text:p>
      <text:p text:style-name="P6"/>
      <text:p text:style-name="P6"><text:tab/><text:span text:style-name="T41">// </text:span><text:span text:style-name="T46">Commande DEPLACER</text:span></text:p>
      <text:p text:style-name="P47"><text:tab/><text:span text:style-name="T49">si c = DEPLACER</text:span><text:tab/></text:p>
      <text:p text:style-name="P47"/>
      <text:p text:style-name="P47"><text:tab/>// <text:span text:style-name="T49">Mines</text:span></text:p>
      <text:p text:style-name="P48"><text:tab/><text:span text:style-name="T17">\forall</text:span><text:span text:style-name="T37"> </text:span><text:span text:style-name="T34">num</text:span><text:span text:style-name="T35">M</text:span><text:span text:style-name="T37"> </text:span><text:span text:style-name="T17">\in</text:span><text:span text:style-name="T37"> </text:span><text:span text:style-name="T34">numeroesMine</text:span><text:span text:style-name="T27">:</text:span></text:p>
      <text:p text:style-name="P48"><text:span text:style-name="T27"><text:tab/><text:tab/></text:span><text:span text:style-name="T28">getMine( <text:s/>pasJeu(M,c,numVillageois,arg), numM ) = getMine( <text:s/>M, numM )</text:span></text:p>
      <text:p text:style-name="P48"/>
      <text:p text:style-name="P48"><text:span text:style-name="T28"><text:tab/>// </text:span><text:span text:style-name="T29">Villageois</text:span></text:p>
      <text:p text:style-name="P49"><text:span text:style-name="T29"><text:tab/></text:span><text:span text:style-name="T23">\forall</text:span><text:span text:style-name="T27"> num</text:span><text:span text:style-name="T30">V</text:span><text:span text:style-name="T27"> </text:span><text:span text:style-name="T23">\in</text:span><text:span text:style-name="T27"> numeroes</text:span><text:span text:style-name="T30">Villageois</text:span><text:span text:style-name="T27">:</text:span></text:p>
      <text:p text:style-name="P34"><text:tab/><text:tab/>getVillageois( pasJeu(M,c,numVillageois,arg), numV) =</text:p>
      <text:p text:style-name="P49"><text:span text:style-name="T29"><text:tab/><text:tab/><text:tab/>getVillageois( </text:span><text:span text:style-name="T30">M</text:span><text:span text:style-name="T29">, numV) </text:span><text:span text:style-name="T30">si <text:s/></text:span><text:span text:style-name="T29">numVillageois !</text:span><text:span text:style-name="T30">= numV</text:span></text:p>
      <text:p text:style-name="P37"><text:tab/><text:tab/></text:p>
      <text:p text:style-name="P30"><text:tab/><text:tab/><text:tab/>positionVillageoisX(pasJeu(M,c,numVillageois,arg), numVillageois) = cos(arg) * <text:s/>Villageois::vitesse(getVillageois(M,numVillageois))</text:p>
      <text:p text:style-name="P37"><text:tab/><text:tab/><text:tab/>positionVillageoisY(pasJeu(M,c,numVillageois,arg), numVillageois) = sin(arg) * <text:s/>Villageois::vitesse(getVillageois(M,numVillageois))</text:p>
      <text:p text:style-name="P37"><text:tab/><text:tab/><text:tab/></text:p>
      <text:p text:style-name="P6"/>
      <text:p text:style-name="P10"><text:span text:style-name="T3"><text:tab/></text:span><text:span text:style-name="T7">// </text:span><text:span text:style-name="T9">HotelDeVille</text:span></text:p>
      <text:p text:style-name="P18"><text:tab/>get<text:span text:style-name="T54">HotelDeVille</text:span>(pasJeu(M,c,numVillageois,arg)) = <text:s/>get<text:span text:style-name="T54">HotelDeVille(M)</text:span></text:p>
      <text:p text:style-name="P23"><text:tab/></text:p>
      <text:p text:style-name="P9"/>
      <text:p text:style-name="P11"><text:soft-page-break/><text:tab/><text:span text:style-name="T41">// </text:span><text:span text:style-name="T46">Commande </text:span><text:span text:style-name="T47">ENTRERHOTELVILLE</text:span><text:tab/></text:p>
      <text:p text:style-name="P53"><text:tab/><text:span text:style-name="T49">si c = ENTRERHOTELVILLE<text:tab/></text:span><text:tab/></text:p>
      <text:p text:style-name="P11"><text:tab/><text:span text:style-name="T41">// </text:span><text:span text:style-name="T46">Mines</text:span></text:p>
      <text:p text:style-name="P50"><text:tab/><text:span text:style-name="T17">\forall</text:span><text:span text:style-name="T37"> </text:span><text:span text:style-name="T34">num</text:span><text:span text:style-name="T35">M</text:span><text:span text:style-name="T37"> </text:span><text:span text:style-name="T17">\in</text:span><text:span text:style-name="T37"> </text:span><text:span text:style-name="T34">numeroesMine</text:span><text:span text:style-name="T27">:</text:span></text:p>
      <text:p text:style-name="P50"><text:span text:style-name="T27"><text:tab/><text:tab/></text:span><text:span text:style-name="T28">getMine( <text:s/>pasJeu(M,c,numVillageois,arg), numM ) = getMine( <text:s/>M, numM )</text:span></text:p>
      <text:p text:style-name="P50"/>
      <text:p text:style-name="P50"><text:span text:style-name="T28"><text:tab/>// </text:span><text:span text:style-name="T29">Villageois</text:span></text:p>
      <text:p text:style-name="P50"><text:span text:style-name="T29"><text:tab/></text:span><text:span text:style-name="T23">\forall</text:span><text:span text:style-name="T27"> num</text:span><text:span text:style-name="T30">V</text:span><text:span text:style-name="T27"> </text:span><text:span text:style-name="T23">\in</text:span><text:span text:style-name="T27"> </text:span><text:span text:style-name="T31">(</text:span><text:span text:style-name="T27">numeroes</text:span><text:span text:style-name="T30">Villageois </text:span><text:span text:style-name="T24">\minus</text:span><text:span text:style-name="T31"> </text:span><text:span text:style-name="T29">numVillageois</text:span><text:span text:style-name="T31">)</text:span><text:span text:style-name="T27">:</text:span></text:p>
      <text:p text:style-name="P35"><text:tab/><text:tab/>getVillageois( pasJeu(M,c,numVillageois,arg), numV) =</text:p>
      <text:p text:style-name="P35"><text:tab/><text:tab/><text:tab/></text:p>
      <text:p text:style-name="P50"><text:span text:style-name="T29"><text:tab/>Villageois::quantiteOr(getVillageois(</text:span><text:span text:style-name="T31">pasJeu(M,c,numVillageois,arg)</text:span><text:span text:style-name="T29">,numVillageois))) </text:span><text:span text:style-name="T31"><text:s/>= 0</text:span></text:p>
      <text:p text:style-name="P38"><text:tab/><text:tab/><text:tab/></text:p>
      <text:p text:style-name="P35"><text:tab/>// HotelDeVille</text:p>
      <text:p text:style-name="P19"><text:s text:c="4"/><text:tab/>HotelVille::<text:span text:style-name="T55">quantiteOr( getHotelDeVille( pasJeu(M,c,numVillageois,arg) ) </text:span><text:span text:style-name="T56"><text:s/></text:span><text:span text:style-name="T57">) = </text:span></text:p>
      <text:p text:style-name="P19"><text:span text:style-name="T57"><text:tab/><text:tab/></text:span> HotelVille::<text:span text:style-name="T55">quantiteOr( getHotelDeVille( M )</text:span><text:span text:style-name="T57">) +</text:span></text:p>
      <text:p text:style-name="P20"><text:s text:c="21"/><text:span text:style-name="T56">Villageois::quantiteOr(getVillageois(M,numVillageois)))</text:span> </text:p>
      <text:p text:style-name="P20"/>
      <text:p text:style-name="P22"><text:tab/><text:span text:style-name="T41">// </text:span><text:span text:style-name="T46">Commande </text:span><text:span text:style-name="T48">ENTRERMINE</text:span> <text:s text:c="4"/></text:p>
      <text:p text:style-name="P22"><text:span text:style-name="T46"><text:tab/>si c = ENTRER</text:span><text:span text:style-name="T48">MINE</text:span><text:span text:style-name="T41"><text:tab/></text:span> <text:s text:c="8"/></text:p>
      <text:p text:style-name="P20"><text:tab/><text:span text:style-name="T41">// </text:span><text:span text:style-name="T46">Mines</text:span></text:p>
      <text:p text:style-name="P51"><text:tab/><text:span text:style-name="T17">\forall</text:span><text:span text:style-name="T37"> </text:span><text:span text:style-name="T34">num</text:span><text:span text:style-name="T35">M</text:span><text:span text:style-name="T37"> </text:span><text:span text:style-name="T17">\in</text:span><text:span text:style-name="T37"> </text:span><text:span text:style-name="T38">( </text:span><text:span text:style-name="T34">numeroesMine </text:span><text:span text:style-name="T24">\minus</text:span><text:span text:style-name="T31"> </text:span><text:span text:style-name="T32">arg )</text:span><text:span text:style-name="T27">:</text:span></text:p>
      <text:p text:style-name="P51"><text:span text:style-name="T27"><text:tab/><text:tab/></text:span><text:span text:style-name="T28">getMine( <text:s/>pasJeu(M,c,numVillageois,arg), numM ) = getMine( <text:s/>M, numM )</text:span></text:p>
      <text:p text:style-name="P51"><text:tab/></text:p>
      <text:p text:style-name="P52"><text:tab/><text:span text:style-name="T51">Mine::quatiteOr(</text:span><text:span text:style-name="T28">getMine( <text:s/>pasJeu(M,c,numVillageois,arg), </text:span><text:span text:style-name="T33">arg</text:span><text:span text:style-name="T28"> )</text:span><text:span text:style-name="T33">) = </text:span></text:p>
      <text:p text:style-name="P52"><text:tab/><text:tab/><text:span text:style-name="T51">Mine::quatiteOr ( </text:span><text:span text:style-name="T28">getMine( </text:span><text:span text:style-name="T33">M , arg</text:span><text:span text:style-name="T28">)</text:span><text:span text:style-name="T33">)</text:span><text:span text:style-name="T28">-</text:span><text:span text:style-name="T33">1</text:span></text:p>
      <text:p text:style-name="P40"/>
      <text:p text:style-name="P51"><text:span text:style-name="T28"><text:tab/>// </text:span><text:span text:style-name="T29">Villageois</text:span></text:p>
      <text:p text:style-name="P51"><text:span text:style-name="T29"><text:tab/></text:span><text:span text:style-name="T23">\forall</text:span><text:span text:style-name="T27"> num</text:span><text:span text:style-name="T30">V</text:span><text:span text:style-name="T27"> </text:span><text:span text:style-name="T23">\in</text:span><text:span text:style-name="T27"> </text:span><text:span text:style-name="T31">(</text:span><text:span text:style-name="T27">numeroes</text:span><text:span text:style-name="T30">Villageois </text:span><text:span text:style-name="T24">\minus</text:span><text:span text:style-name="T31"> </text:span><text:span text:style-name="T29">numVillageois</text:span><text:span text:style-name="T31">)</text:span><text:span text:style-name="T27">:</text:span></text:p>
      <text:p text:style-name="P36"><text:tab/><text:tab/>getVillageois( pasJeu(M,c,numVillageois,arg), numV) =</text:p>
      <text:p text:style-name="P36"><text:tab/><text:tab/><text:tab/></text:p>
      <text:p text:style-name="P52"><text:span text:style-name="T29"><text:tab/>Villageois::quantiteOr(getVillageois(</text:span><text:span text:style-name="T31">pasJeu(M,c,numVillageois,arg)</text:span><text:span text:style-name="T29">,numVillageois))) </text:span><text:span text:style-name="T31"><text:s/>= </text:span><text:span text:style-name="T29">Villageois::quantiteOr(getVillageois(</text:span><text:span text:style-name="T31">M</text:span><text:span text:style-name="T29">,numVillageois)))</text:span><text:span text:style-name="T33">+1</text:span></text:p>
      <text:p text:style-name="P39"><text:tab/><text:tab/><text:tab/></text:p>
      <text:p text:style-name="P51"><text:span text:style-name="T29"><text:tab/>// HotelDeVill</text:span><text:span text:style-name="T33">e</text:span></text:p>
      <text:p text:style-name="P21"><text:span text:style-name="T57"><text:tab/>get</text:span><text:span text:style-name="T58">HotelDeVille</text:span><text:span text:style-name="T57">(pasJeu(M,c,numVillageois,arg)) = <text:s/>get</text:span><text:span text:style-name="T58">HotelDeVille(M)</text:span></text:p>
      <text:p text:style-name="P15"><text:s/></text:p>
      <text:p text:style-name="P6"/>
      <text:p text:style-name="P56"><text:s text:c="4"/><text:tab/><text:tab/><text:tab/><text:tab/><text:tab/><text:tab/></text:p>
      <text:p text:style-name="P1"><text:span text:style-name="T15">service</text:span><text:span text:style-name="T3"> : Mine</text:span></text:p>
      <text:p text:style-name="P15">observators :</text:p>
      <text:p text:style-name="P70"><text:tab/><text:span text:style-name="T81">const posy : </text:span>[Mine] → int</text:p>
      <text:p text:style-name="P70"><text:tab/><text:span text:style-name="T81">const posx : [Mine] → int</text:span></text:p>
      <text:p text:style-name="P15"><text:tab/>const largeur : [Mine] → int</text:p>
      <text:p text:style-name="P15"><text:tab/>const hauteur : [Mine] → int</text:p>
      <text:p text:style-name="P15"><text:tab/>orRestant : [Mine] → int</text:p>
      <text:p text:style-name="P15"><text:tab/>estAbandonnee : [Mine] → boolean</text:p>
      <text:p text:style-name="P15"><text:tab/>estLaminee : [Mine] → boolean</text:p>
      <text:p text:style-name="P15"><text:tab/>abandonCompteur : [Mine] → int</text:p>
      <text:p text:style-name="P15"><text:tab/></text:p>
      <text:p text:style-name="P15">Constructors :</text:p>
      <text:p text:style-name="P15"><text:tab/>init : int × int → [Mine]</text:p>
      <text:p text:style-name="P15"><text:tab/><text:tab/>pre init(largeur,hauteur) require largeur%2=1 ∧ hauteur%2=1</text:p>
      <text:p text:style-name="P15"><text:tab/><text:tab/></text:p>
      <text:p text:style-name="P15">Operators :</text:p>
      <text:p text:style-name="P15"><text:tab/>retrait : [Mine] × int → [Mine]</text:p>
      <text:p text:style-name="P15"><text:tab/><text:tab/>pre retrait(M,s) require ¬estLaminee(M) ∧ s&gt;0</text:p>
      <text:p text:style-name="P15"><text:tab/>acceuil : [Mine] → [Mine]</text:p>
      <text:p text:style-name="P15"><text:tab/><text:tab/>pre acceuil(M) require ¬abandoned(M)</text:p>
      <text:p text:style-name="P15"><text:tab/>abandoned : [Mine] → [Mine]</text:p>
      <text:p text:style-name="P15"><text:tab/><text:tab/> pre abandoned(M) require ¬estAbandonne()</text:p>
      <text:p text:style-name="P15"><text:tab/><text:tab/></text:p>
      <text:p text:style-name="P15">Observations :</text:p>
      <text:p text:style-name="P15"><text:tab/>[invariants]</text:p>
      <text:p text:style-name="P15"><text:tab/>estLaminee(M) min = orRestant(M) ≤ 0</text:p>
      <text:p text:style-name="P15"><text:tab/>estAbandonnee(M) min = abandonCompteur = 51</text:p>
      <text:p text:style-name="P15"><text:tab/>0 ≤abandonCompteur(M)≤ 51</text:p>
      <text:p text:style-name="P15"><text:tab/></text:p>
      <text:p text:style-name="P15"><text:tab/>[init]</text:p>
      <text:p text:style-name="P15"><text:tab/>largeur(init(l,h))=l</text:p>
      <text:p text:style-name="P15"><text:tab/>hauteur(init(l,h))=h</text:p>
      <text:p text:style-name="P15"><text:tab/>orRestant(init(l,h))=51</text:p>
      <text:p text:style-name="P15"><text:tab/>abandonCompteur(init(l,h))=51</text:p>
      <text:p text:style-name="P15"><text:tab/></text:p>
      <text:p text:style-name="P15"><text:tab/>[retrait]</text:p>
      <text:p text:style-name="P15"><text:tab/>orRestant(retrait(M,s))=orRestant(M)-s</text:p>
      <text:p text:style-name="P15"><text:tab/>abandonCompteur(retrait(M,s))=abandonCompteur(M)</text:p>
      <text:p text:style-name="P15"><text:tab/>estAbandonnee(retrait(M,s))= estAbandonnee(V)@pre <text:s/></text:p>
      <text:p text:style-name="P15"><text:tab/>estLaminee(retrait(M,s))= estLaminee(V)@pre <text:s text:c="7"/></text:p>
      <text:p text:style-name="P15"><text:tab/></text:p>
      <text:p text:style-name="P15"><text:tab/>[acceuil]</text:p>
      <text:p text:style-name="P15"><text:tab/>orRestant(acceuil(M))=orRestant(M)</text:p>
      <text:p text:style-name="P15"><text:tab/>abandonCompteur(accueil(M))=0</text:p>
      <text:p text:style-name="P15"><text:tab/></text:p>
      <text:p text:style-name="P15"><text:tab/>[abandoned]</text:p>
      <text:p text:style-name="P15"><text:tab/>orRestant(abandoned(M))=orRestant(M)</text:p>
      <text:p text:style-name="P15"><text:tab/>abandonCompteur(abandoned(M))=abandonCompteur()+1</text:p>
      <text:p text:style-name="P15"/>
      <text:p text:style-name="P15"><text:tab/></text:p>
      <text:p text:style-name="P1"/>
      <text:p text:style-name="P64"><text:span text:style-name="T15">service</text:span><text:span text:style-name="T3"> : </text:span><text:span text:style-name="T14">Hotel</text:span><text:span text:style-name="T13">Ville</text:span></text:p>
      <text:p text:style-name="P66">observators :</text:p>
      <text:p text:style-name="P66"><text:tab/>const largeur : [<text:span text:style-name="T74">HotelVille</text:span>] → int</text:p>
      <text:p text:style-name="P66"><text:tab/>const hauteur : [<text:span text:style-name="T74">HotelVille</text:span>] → int</text:p>
      <text:p text:style-name="P66"><text:tab/>const <text:span text:style-name="T66">posx</text:span> : [<text:span text:style-name="T74">HotelVille</text:span>] -&gt; int</text:p>
      <text:p text:style-name="P66"><text:tab/>const <text:span text:style-name="T66">posy</text:span> : [<text:span text:style-name="T74">HotelVille</text:span>] -&gt; int</text:p>
      <text:p text:style-name="P69"><text:tab/>orRestant : [<text:span text:style-name="T74">HotelVille</text:span>] → int</text:p>
      <text:p text:style-name="P66"><text:tab/></text:p>
      <text:p text:style-name="P66">Constructors :</text:p>
      <text:p text:style-name="P67"><text:tab/>init : int × int → [<text:span text:style-name="T74">HotelVille</text:span>]</text:p>
      <text:p text:style-name="P66"><text:tab/><text:tab/>pre init(<text:span text:style-name="T73">x,y,</text:span>largeur,hauteur,<text:span text:style-name="T76">or</text:span>) require </text:p>
      <text:p text:style-name="P66"><text:tab/><text:tab/><text:tab/>largeur%2=1 ∧ </text:p>
      <text:p text:style-name="P66"><text:tab/><text:tab/><text:tab/>hauteur%2=1 ∧</text:p>
      <text:p text:style-name="P66"><text:tab/><text:tab/><text:tab/><text:span text:style-name="T65">x &gt; 0 ∧</text:span></text:p>
      <text:p text:style-name="P68"><text:tab/><text:tab/><text:tab/><text:span text:style-name="T65">y &gt; 0 ∧</text:span></text:p>
      <text:p text:style-name="P66"><text:tab/><text:tab/> <text:s text:c="4"/><text:tab/><text:span text:style-name="T76">or &gt; 0</text:span></text:p>
      <text:p text:style-name="P66">Operators :</text:p>
      <text:p text:style-name="P67"><text:tab/><text:span text:style-name="T75">depot</text:span> : [<text:span text:style-name="T74">HotelVille</text:span>] × int → [<text:span text:style-name="T74">HotelVille</text:span>]</text:p>
      <text:p text:style-name="P66"><text:tab/><text:tab/>pre <text:span text:style-name="T75">depot</text:span>(<text:span text:style-name="T75">H</text:span>,s) require s&gt;0</text:p>
      <text:p text:style-name="P66"/>
      <text:p text:style-name="P66"><text:tab/><text:tab/></text:p>
      <text:p text:style-name="P66">Observations :</text:p>
      <text:p text:style-name="P66"><text:tab/>[init]</text:p>
      <text:p text:style-name="P67"><text:tab/><text:span text:style-name="T66">posx</text:span>(init(<text:span text:style-name="T66">x,y,</text:span>l,h,<text:span text:style-name="T76">or</text:span>))=<text:span text:style-name="T66">x</text:span></text:p>
      <text:p text:style-name="P67"><text:tab/><text:span text:style-name="T66">posy</text:span>(init(<text:span text:style-name="T66">x,y,</text:span>l,h,<text:span text:style-name="T76">or</text:span>))=<text:span text:style-name="T66">y</text:span></text:p>
      <text:p text:style-name="P67"><text:tab/>largeur(init(<text:span text:style-name="T66">x,y,</text:span>l,h,<text:span text:style-name="T76">or</text:span>))=<text:span text:style-name="T66">l</text:span></text:p>
      <text:p text:style-name="P67"><text:tab/>hauteur(init(<text:span text:style-name="T66">x,y,</text:span>l,h,<text:span text:style-name="T76">or</text:span>))=h</text:p>
      <text:p text:style-name="P71"><text:tab/>orRestant(init(<text:span text:style-name="T66">x,y,</text:span>l,h,or))=or</text:p>
      <text:p text:style-name="P66"/>
      <text:p text:style-name="P66"><text:tab/></text:p>
      <text:p text:style-name="P66"><text:tab/>[<text:span text:style-name="T75">depot</text:span>]</text:p>
      <text:p text:style-name="P67"><text:tab/>orRestant(<text:span text:style-name="T75">depot</text:span>(<text:span text:style-name="T75">H</text:span>,s))=orRestant(<text:span text:style-name="T77">H</text:span>)<text:span text:style-name="T75">@pre+</text:span>s</text:p>
      <text:p text:style-name="P66"><text:tab/></text:p>
      <text:p text:style-name="P62"><text:span text:style-name="T15">service</text:span><text:span text:style-name="T3"> : </text:span><text:span text:style-name="T10">Route</text:span></text:p>
      <text:p text:style-name="P24">observators :</text:p>
      <text:p text:style-name="P24"><text:tab/>const largeur : [<text:span text:style-name="T65">Route</text:span>] → int</text:p>
      <text:p text:style-name="P24"><text:tab/>const hauteur : [<text:span text:style-name="T65">Route</text:span>] → int</text:p>
      <text:p text:style-name="P24"><text:tab/>const <text:span text:style-name="T66">posx</text:span> : [<text:span text:style-name="T65">Route</text:span>] -&gt; int</text:p>
      <text:p text:style-name="P12"><text:span text:style-name="T3"><text:tab/>const </text:span><text:span text:style-name="T11">posy</text:span><text:span text:style-name="T3"> : [</text:span><text:span text:style-name="T10">Route</text:span><text:span text:style-name="T3">] -&gt; int</text:span></text:p>
      <text:p text:style-name="P24"><text:tab/><text:span text:style-name="T65">const mult : [Route] -&gt; int</text:span><text:tab/></text:p>
      <text:p text:style-name="P24"/>
      <text:p text:style-name="P24">Constructors :</text:p>
      <text:p text:style-name="P24"><text:tab/>init : <text:span text:style-name="T65">int x int x </text:span>int × int → [<text:span text:style-name="T65">Route</text:span>]</text:p>
      <text:p text:style-name="P24"><text:tab/><text:tab/>pre init(<text:span text:style-name="T65">x,y, </text:span>largeur,hauteur, <text:span text:style-name="T65">mult</text:span>) require </text:p>
      <text:p text:style-name="P24"><text:tab/><text:tab/><text:tab/>largeur % 2=1 ∧ </text:p>
      <text:p text:style-name="P24"><text:tab/><text:tab/><text:tab/>hauteur % 2=1 ∧</text:p>
      <text:p text:style-name="P24"><text:tab/><text:tab/><text:tab/><text:span text:style-name="T65">x &gt; 0 ∧</text:span></text:p>
      <text:p text:style-name="P24"><text:tab/><text:tab/><text:tab/><text:span text:style-name="T65">y &gt; 0 ∧</text:span></text:p>
      <text:p text:style-name="P24"><text:tab/><text:tab/><text:tab/><text:span text:style-name="T65">mult</text:span></text:p>
      <text:p text:style-name="P24"><text:tab/><text:tab/></text:p>
      <text:p text:style-name="P24">Operators :</text:p>
      <text:p text:style-name="P24"><text:tab/>//</text:p>
      <text:p text:style-name="P24"/>
      <text:p text:style-name="P24">Observations :</text:p>
      <text:p text:style-name="P24"><text:tab/>[init]</text:p>
      <text:p text:style-name="P25"><text:tab/><text:span text:style-name="T66">posx</text:span>(init(<text:span text:style-name="T66">x,y,</text:span>l,h,<text:span text:style-name="T66">m</text:span>))=<text:span text:style-name="T66">x</text:span></text:p>
      <text:p text:style-name="P25"><text:tab/><text:span text:style-name="T66">posy</text:span>(init(<text:span text:style-name="T66">x,y,</text:span>l,h,<text:span text:style-name="T66">m</text:span>))=<text:span text:style-name="T66">y</text:span></text:p>
      <text:p text:style-name="P24"><text:tab/>largeur(init(<text:span text:style-name="T66">x,y,</text:span>l,h,<text:span text:style-name="T66">m</text:span>))=<text:span text:style-name="T66">l</text:span></text:p>
      <text:p text:style-name="P24"><text:tab/>hauteur(init(<text:span text:style-name="T66">x,y,</text:span>l,h,<text:span text:style-name="T66">m</text:span>))=h</text:p>
      <text:p text:style-name="P25"><text:tab/><text:span text:style-name="T66">mult</text:span>(init(<text:span text:style-name="T66">x,y,</text:span>l,h,<text:span text:style-name="T66">m</text:span>))=<text:span text:style-name="T66">m</text:span></text:p>
      <text:p text:style-name="P5"><text:span text:style-name="T15">service</text:span><text:span text:style-name="T3"> : </text:span><text:span text:style-name="T12"><text:s/></text:span><text:span text:style-name="T21">Mouraille</text:span></text:p>
      <text:p text:style-name="P26">observators :</text:p>
      <text:p text:style-name="P26"><text:tab/>const largeur : [<text:span text:style-name="T65">Mouraille</text:span>] → int</text:p>
      <text:p text:style-name="P26"><text:tab/>const hauteur : [<text:span text:style-name="T65">Mouraille</text:span>] → int</text:p>
      <text:p text:style-name="P26"><text:tab/>const <text:span text:style-name="T66">posx</text:span> : [<text:span text:style-name="T65">Mouraille</text:span>] →<text:span text:style-name="T67"> </text:span>int</text:p>
      <text:p text:style-name="P13"><text:span text:style-name="T3"><text:tab/>const </text:span><text:span text:style-name="T11">posy</text:span><text:span text:style-name="T3"> : [</text:span><text:span text:style-name="T10">Mouraille</text:span><text:span text:style-name="T3">] →</text:span><text:span text:style-name="T12"> </text:span><text:span text:style-name="T3"><text:s/>int</text:span></text:p>
      <text:p text:style-name="P26"><text:tab/><text:span text:style-name="T70">pointsDeVie : [</text:span><text:span text:style-name="T71">Mouraille</text:span><text:span text:style-name="T70">] → int</text:span></text:p>
      <text:p text:style-name="P26"><text:tab/><text:span text:style-name="T67">estDetruite : [Mouraille] → boolean</text:span></text:p>
      <text:p text:style-name="P26"/>
      <text:p text:style-name="P26">Constructors :</text:p>
      <text:p text:style-name="P26"><text:tab/>init : <text:span text:style-name="T65">int x int x </text:span>int × int → [<text:span text:style-name="T65">Mouraille</text:span>]</text:p>
      <text:p text:style-name="P26"><text:tab/><text:tab/>pre init(<text:span text:style-name="T65">x,y, </text:span>largeur,hauteur, <text:span text:style-name="T67">pv</text:span>) require </text:p>
      <text:p text:style-name="P26"><text:tab/><text:tab/><text:tab/>largeur % 2=1 ∧ </text:p>
      <text:p text:style-name="P26"><text:tab/><text:tab/><text:tab/>hauteur % 2=1 ∧</text:p>
      <text:p text:style-name="P26"><text:tab/><text:tab/><text:tab/><text:span text:style-name="T65">x &gt; 0 ∧</text:span></text:p>
      <text:p text:style-name="P26"><text:tab/><text:tab/><text:tab/><text:span text:style-name="T78">y &gt; 0 ∧</text:span></text:p>
      <text:p text:style-name="P26"><text:tab/><text:tab/><text:tab/><text:span text:style-name="T67">pv &gt; 0</text:span></text:p>
      <text:p text:style-name="P26"><text:tab/><text:tab/></text:p>
      <text:p text:style-name="P26">Operators :</text:p>
      <text:p text:style-name="P27"><text:tab/><text:span text:style-name="T70">retrait : [</text:span><text:span text:style-name="T72">Muraille</text:span><text:span text:style-name="T70">] × int → [</text:span><text:span text:style-name="T72">Muraille</text:span><text:span text:style-name="T70">]</text:span></text:p>
      <text:p text:style-name="P32"><text:span text:style-name="T62"><text:tab/><text:tab/></text:span><text:span text:style-name="T64">pre</text:span><text:span text:style-name="T62"> retrait(</text:span><text:span text:style-name="T61">M</text:span><text:span text:style-name="T62">,s) </text:span><text:span text:style-name="T64">require</text:span><text:span text:style-name="T62"> ¬</text:span><text:span text:style-name="T63">estDetruite</text:span><text:span text:style-name="T62">(</text:span><text:span text:style-name="T61">M</text:span><text:span text:style-name="T62">) ∧ s&gt;0</text:span></text:p>
      <text:p text:style-name="P26"><text:tab/><text:tab/></text:p>
      <text:p text:style-name="P26"/>
      <text:p text:style-name="P26">Observations :</text:p>
      <text:p text:style-name="P26"><text:tab/><text:span text:style-name="T59">[invariants]</text:span></text:p>
      <text:p text:style-name="P31"><text:tab/><text:span text:style-name="T67">estDetruite</text:span>(<text:span text:style-name="T67">M</text:span>) min = pointsDeVie(<text:span text:style-name="T67">M</text:span>) ≤ 0</text:p>
      <text:p text:style-name="P31"/>
      <text:p text:style-name="P26"><text:tab/><text:span text:style-name="T60">[init]</text:span></text:p>
      <text:p text:style-name="P26"><text:tab/><text:span text:style-name="T66">posx</text:span>(init(<text:span text:style-name="T66">x,y,</text:span>l,h,<text:span text:style-name="T67">pv</text:span>))=<text:span text:style-name="T66">x</text:span></text:p>
      <text:p text:style-name="P26"><text:tab/><text:span text:style-name="T66">posy</text:span>(init(<text:span text:style-name="T66">x,y,</text:span>l,h,<text:span text:style-name="T67">pv</text:span>))=<text:span text:style-name="T66">y</text:span></text:p>
      <text:p text:style-name="P26"><text:tab/>largeur(init(<text:span text:style-name="T66">x,y,</text:span>l,h,<text:span text:style-name="T67">pv</text:span>))=<text:span text:style-name="T66">l</text:span></text:p>
      <text:p text:style-name="P26"><text:tab/>hauteur(init(<text:span text:style-name="T66">x,y,</text:span>l,h,<text:span text:style-name="T67">pv</text:span>))=h</text:p>
      <text:p text:style-name="P26"><text:tab/><text:span text:style-name="T70">pointsDeVie</text:span>(init(<text:span text:style-name="T66">x,y,</text:span>l,h,<text:span text:style-name="T67">pv</text:span>))=<text:span text:style-name="T67">pv</text:span></text:p>
      <text:p text:style-name="P26"/>
      <text:p text:style-name="P26"><text:tab/><text:span text:style-name="T61">[retrait]</text:span></text:p>
      <text:p text:style-name="P28"><text:span text:style-name="T61"><text:tab/></text:span><text:span text:style-name="T68">pointsDeVie(retrait(</text:span><text:span text:style-name="T69">M</text:span><text:span text:style-name="T68">,s))=pointsDeVie(V)-s</text:span></text:p>
      <text:p text:style-name="P4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5H35M9S</meta:editing-duration>
    <meta:editing-cycles>22</meta:editing-cycles>
    <meta:generator>LibreOffice/4.3.3.2$Linux_X86_64 LibreOffice_project/430m0$Build-2</meta:generator>
    <dc:date>2015-04-30T17:02:44.554291906</dc:date>
    <meta:document-statistic meta:table-count="0" meta:image-count="0" meta:object-count="0" meta:page-count="8" meta:paragraph-count="304" meta:word-count="1064" meta:character-count="9786" meta:non-whitespace-character-count="8434"/>
  </office:meta>
</office:document-meta>
</file>